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BasedXMLEventReader.pee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BasedXMLEventReader.nextTag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istBasedXMLEventRead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asedXMLEvent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BasedXMLEventReader.nextEv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BasedXMLEventReader.getElementT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istBasedXMLEventReader.ListBasedXMLEventReader( List &lt; XMLEvent &gt;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